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1.706cm"/>
    </style:style>
    <style:style style:name="gr3" style:family="graphic" style:parent-style-name="standard">
      <style:graphic-properties draw:fill-color="#bf819e" draw:textarea-horizontal-align="justify" draw:textarea-vertical-align="middle" draw:auto-grow-height="false" fo:min-height="0.258cm" fo:min-width="1.706cm"/>
    </style:style>
    <style:style style:name="gr4" style:family="graphic" style:parent-style-name="standard">
      <style:graphic-properties draw:fill-color="#ffb66c" draw:textarea-horizontal-align="justify" draw:textarea-vertical-align="middle" draw:auto-grow-height="false" fo:min-height="0.258cm" fo:min-width="1.706cm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0.258cm" fo:min-width="1.70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258cm" fo:min-width="1.706cm"/>
    </style:style>
    <style:style style:name="gr7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0.639cm" fo:min-width="1.70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692cm" fo:min-width="4.087cm" fo:wrap-option="no-wrap"/>
    </style:style>
    <style:style style:name="gr11" style:family="graphic" style:parent-style-name="standard">
      <style:graphic-properties draw:fill-color="#ffff6d" draw:textarea-horizontal-align="justify" draw:textarea-vertical-align="middle" draw:auto-grow-height="false" fo:min-height="0.456cm" fo:min-width="2.911cm" fo:wrap-option="no-wrap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131cm" fo:min-width="0.643cm"/>
    </style:style>
    <style:style style:name="gr13" style:family="graphic" style:parent-style-name="standard">
      <style:graphic-properties draw:fill-color="#ffa6a6" draw:textarea-horizontal-align="justify" draw:textarea-vertical-align="middle" draw:auto-grow-height="false" fo:min-height="0.258cm" fo:min-width="1.706cm"/>
    </style:style>
    <style:style style:name="gr14" style:family="graphic" style:parent-style-name="objectwithoutfill">
      <style:graphic-properties draw:stroke="dash" draw:stroke-dash="Ultrafine_20_Dashed" draw:fill="none" draw:textarea-vertical-align="middle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-color="#bf819e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-color="#ffb66c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-color="#afd095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729fcf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-color="#ffff6d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fa6a6"/>
      <style:paragraph-properties fo:text-align="center"/>
      <style:text-properties fo:font-size="6pt" style:font-size-asian="6pt" style:font-size-complex="6pt"/>
    </style:style>
    <style:style style:name="P11" style:family="paragraph">
      <style:paragraph-properties fo:text-align="center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938cm" svg:y1="7.858cm" svg:x2="13.954cm" svg:y2="7.858cm">
          <text:p/>
        </draw:line>
        <draw:line draw:style-name="gr1" draw:text-style-name="P1" draw:layer="layout" svg:x1="16.113cm" svg:y1="7.858cm" svg:x2="16.875cm" svg:y2="7.858cm">
          <text:p/>
        </draw:line>
        <draw:line draw:style-name="gr1" draw:text-style-name="P1" draw:layer="layout" svg:x1="6.588cm" svg:y1="7.858cm" svg:x2="7.731cm" svg:y2="7.858cm">
          <text:p/>
        </draw:line>
        <draw:line draw:style-name="gr1" draw:text-style-name="P1" draw:layer="layout" svg:x1="7.096cm" svg:y1="10.271cm" svg:x2="7.938cm" svg:y2="10.271cm">
          <text:p/>
        </draw:line>
        <draw:line draw:style-name="gr1" draw:text-style-name="P1" draw:layer="layout" svg:x1="3.921cm" svg:y1="7.858cm" svg:x2="4.81cm" svg:y2="7.858cm">
          <text:p/>
        </draw:line>
        <draw:line draw:style-name="gr1" draw:text-style-name="P1" draw:layer="layout" svg:x1="17.891cm" svg:y1="8.112cm" svg:x2="17.891cm" svg:y2="8.747cm">
          <text:p/>
        </draw:line>
        <draw:line draw:style-name="gr1" draw:text-style-name="P1" draw:layer="layout" svg:x1="16.066cm" svg:y1="10.271cm" svg:x2="16.955cm" svg:y2="10.271cm">
          <text:p/>
        </draw:line>
        <draw:line draw:style-name="gr1" draw:text-style-name="P1" draw:layer="layout" svg:x1="10.097cm" svg:y1="10.271cm" svg:x2="10.986cm" svg:y2="10.271cm">
          <text:p/>
        </draw:line>
        <draw:custom-shape draw:style-name="gr2" draw:text-style-name="P3" draw:layer="layout" svg:width="2.206cm" svg:height="0.508cm" svg:x="1.762cm" svg:y="7.604cm">
          <text:p text:style-name="P2"><text:span text:style-name="T1">Cluster frustum c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2.206cm" svg:height="0.508cm" svg:x="13.907cm" svg:y="7.604cm">
          <text:p text:style-name="P2"><text:span text:style-name="T1">Draw <text:s/>GBuffer</text:span></text:p>
          <text:p text:style-name="P2"><text:span text:style-name="T1">Draw dep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9.636cm" svg:y1="7.858cm" svg:x2="10.779cm" svg:y2="7.858cm">
          <text:p/>
        </draw:line>
        <draw:custom-shape draw:style-name="gr2" draw:text-style-name="P3" draw:layer="layout" svg:width="2.206cm" svg:height="0.508cm" svg:x="16.828cm" svg:y="7.604cm">
          <text:p text:style-name="P2"><text:span text:style-name="T1">Depth downsamp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2.206cm" svg:height="0.508cm" svg:x="16.828cm" svg:y="8.747cm">
          <text:p text:style-name="P2"><text:span text:style-name="T1">Depth pyram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2.206cm" svg:height="0.508cm" svg:x="4.763cm" svg:y="7.604cm">
          <text:p text:style-name="P2"><text:span text:style-name="T1">ClusterInstance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2.206cm" svg:height="0.508cm" svg:x="4.937cm" svg:y="10.017cm">
          <text:p text:style-name="P2"><text:span text:style-name="T1">Instance Frust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206cm" svg:height="0.508cm" svg:x="7.938cm" svg:y="10.017cm">
          <text:p text:style-name="P2"><text:span text:style-name="T1">Clust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206cm" svg:height="0.508cm" svg:x="10.939cm" svg:y="10.017cm">
          <text:p text:style-name="P2"><text:span text:style-name="T1">Occlusion culling</text:span></text:p>
          <text:p text:style-name="P2"><text:span text:style-name="T1">Cluster Cone cul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16.875cm" svg:y1="9.001cm" svg:x2="12.049cm" svg:y2="10.017cm">
          <text:p/>
        </draw:line>
        <draw:custom-shape draw:style-name="gr3" draw:text-style-name="P4" draw:layer="layout" svg:width="2.206cm" svg:height="0.508cm" svg:x="22.813cm" svg:y="10.017cm">
          <text:p text:style-name="P2"><text:span text:style-name="T1">Draw GBuffer</text:span></text:p>
          <text:p text:style-name="P2"><text:span text:style-name="T1">Draw dep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13.145cm" svg:y1="10.271cm" svg:x2="13.907cm" svg:y2="10.271cm">
          <text:p/>
        </draw:line>
        <draw:custom-shape draw:style-name="gr8" draw:text-style-name="P6" draw:layer="layout" svg:width="2.206cm" svg:height="0.889cm" svg:x="13.954cm" svg:y="9.89cm">
          <text:p text:style-name="P2"><text:span text:style-name="T1">Occlusion passed</text:span></text:p>
          <text:p text:style-name="P2"><text:span text:style-name="T1">But not yet drawn</text:span></text:p>
          <text:p text:style-name="P2"><text:span text:style-name="T1">ClusterInstance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1.033cm" svg:y1="11.541cm" svg:x2="1.127cm" svg:y2="11.541cm">
          <text:p/>
        </draw:line>
        <draw:line draw:style-name="gr9" draw:text-style-name="P1" draw:layer="layout" svg:x1="1.127cm" svg:y1="11.541cm" svg:x2="1.127cm" svg:y2="7.858cm">
          <text:p/>
        </draw:line>
        <draw:line draw:style-name="gr1" draw:text-style-name="P1" draw:layer="layout" svg:x1="1.127cm" svg:y1="7.858cm" svg:x2="1.762cm" svg:y2="7.858cm">
          <text:p/>
        </draw:line>
        <draw:custom-shape draw:style-name="gr10" draw:text-style-name="P3" draw:layer="layout" svg:width="4.953cm" svg:height="1.016cm" svg:x="1.762cm" svg:y="6.08cm">
          <text:p text:style-name="P2"><text:span text:style-name="T1">Cull clusters against current frustum</text:span></text:p>
          <text:p text:style-name="P2"><text:span text:style-name="T1">Check the instances current LOD and discard</text:span></text:p>
          <text:p text:style-name="P2"><text:span text:style-name="T1">clusters that are from different LOD.</text:span></text:p>
          <draw:enhanced-geometry svg:viewBox="0 0 21600 21600" draw:text-areas="800 800 20800 20800" draw:type="round-rectangular-callout" draw:modifiers="4355.75292692773 33472.5663716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3.683cm" svg:height="0.762cm" svg:x="3.794cm" svg:y="8.874cm">
          <text:p text:style-name="P2"><text:span text:style-name="T1">Instance entry point</text:span></text:p>
          <text:p text:style-name="P2"><text:span text:style-name="T1">Cull instances against frustum</text:span></text:p>
          <text:p text:style-name="P2"><text:span text:style-name="T1">Cull instances against depth</text:span></text:p>
          <draw:enhanced-geometry svg:viewBox="0 0 21600 21600" draw:text-areas="800 800 20800 20800" draw:type="round-rectangular-callout" draw:modifiers="13520.5211726384 31989.51507208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1.143cm" svg:height="0.381cm" svg:x="2.27cm" svg:y="8.112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143cm" svg:height="0.381cm" svg:x="14.589cm" svg:y="8.112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143cm" svg:height="0.381cm" svg:x="18.098cm" svg:y="8.112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143cm" svg:height="0.381cm" svg:x="5.445cm" svg:y="10.525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143cm" svg:height="0.381cm" svg:x="8.493cm" svg:y="10.525cm">
          <text:p text:style-name="P2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143cm" svg:height="0.381cm" svg:x="11.033cm" svg:y="10.525cm">
          <text:p text:style-name="P2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143cm" svg:height="0.381cm" svg:x="22.844cm" svg:y="10.525cm">
          <text:p text:style-name="P2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06cm" svg:height="0.508cm" svg:x="7.731cm" svg:y="7.604cm">
          <text:p text:style-name="P2"><text:span text:style-name="T1">Expand index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2.206cm" svg:height="0.508cm" svg:x="10.779cm" svg:y="7.604cm">
          <text:p text:style-name="P2"><text:span text:style-name="T1">Indexes</text:span></text:p>
          <text:p text:style-name="P2"><text:span text:style-name="T1">Draw argu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18.78cm" svg:y1="10.271cm" svg:x2="19.923cm" svg:y2="10.271cm">
          <text:p/>
        </draw:line>
        <draw:custom-shape draw:style-name="gr2" draw:text-style-name="P3" draw:layer="layout" svg:width="2.206cm" svg:height="0.508cm" svg:x="16.875cm" svg:y="10.017cm">
          <text:p text:style-name="P2"><text:span text:style-name="T1">Expand index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21.701cm" svg:y1="10.271cm" svg:x2="22.844cm" svg:y2="10.271cm">
          <text:p/>
        </draw:line>
        <draw:custom-shape draw:style-name="gr13" draw:text-style-name="P10" draw:layer="layout" svg:width="2.206cm" svg:height="0.508cm" svg:x="19.923cm" svg:y="10.017cm">
          <text:p text:style-name="P2"><text:span text:style-name="T1">Indexes</text:span></text:p>
          <text:p text:style-name="P2"><text:span text:style-name="T1">Draw argu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143cm" svg:height="0.381cm" svg:x="8.239cm" svg:y="8.112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143cm" svg:height="0.381cm" svg:x="17.383cm" svg:y="10.525cm">
          <text:p text:style-name="P2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06cm" svg:height="0.508cm" svg:x="10.986cm" svg:y="11.287cm">
          <text:p text:style-name="P2"><text:span text:style-name="T1">All Occlusion passed</text:span></text:p>
          <text:p text:style-name="P2"><text:span text:style-name="T1">ClusterInstance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12.049cm" svg:y1="10.525cm" svg:x2="12.049cm" svg:y2="11.287cm">
          <text:p/>
        </draw:line>
        <draw:line draw:style-name="gr14" draw:text-style-name="P1" draw:layer="layout" svg:x1="5.826cm" svg:y1="8.112cm" svg:x2="5.826cm" svg:y2="8.62cm">
          <text:p/>
        </draw:line>
        <draw:line draw:style-name="gr14" draw:text-style-name="P1" draw:layer="layout" svg:x1="5.826cm" svg:y1="8.62cm" svg:x2="15.097cm" svg:y2="8.62cm">
          <text:p/>
        </draw:line>
        <draw:line draw:style-name="gr15" draw:text-style-name="P1" draw:layer="layout" svg:x1="15.097cm" svg:y1="8.62cm" svg:x2="15.097cm" svg:y2="9.89cm">
          <text:p/>
        </draw:line>
        <draw:custom-shape draw:style-name="gr12" draw:text-style-name="P12" draw:layer="layout" svg:width="1.143cm" svg:height="0.381cm" svg:x="10.398cm" svg:y="8.62cm">
          <text:p text:style-name="P11"><text:span text:style-name="T3">Bloom filtered cluster instanc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5:01:27.456000000</meta:creation-date>
    <dc:date>2019-01-11T18:30:59.364000000</dc:date>
    <meta:editing-duration>PT5H48M45S</meta:editing-duration>
    <meta:editing-cycles>14</meta:editing-cycles>
    <meta:generator>LibreOffice/6.1.2.1$Windows_X86_64 LibreOffice_project/65905a128db06ba48db947242809d14d3f9a93fe</meta:generator>
    <meta:document-statistic meta:object-count="47"/>
  </office:meta>
</office:document-meta>
</file>